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table table:name="Arkusz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ook</text:p>
          </table:table-cell>
          <table:table-cell/>
          <table:table-cell table:style-name="ce1" office:value-type="string" calcext:value-type="string">
            <text:p>authors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surna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booksauth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_book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_author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lo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book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.00.0000</text:date>, <text:time style:data-style-name="N2" text:time-value="12:41:01.60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8T21:49:23.159000000</dc:date>
    <meta:editing-duration>PT4H38M43S</meta:editing-duration>
    <meta:editing-cycles>3</meta:editing-cycles>
    <meta:generator>LibreOffice/7.3.1.3$Windows_X86_64 LibreOffice_project/a69ca51ded25f3eefd52d7bf9a5fad8c90b87951</meta:generator>
    <meta:document-statistic meta:table-count="1" meta:cell-count="16" meta:object-count="0"/>
  </office:meta>
</office:document-meta>
</file>